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Websites used to make this Website Design project</text:p>
      <text:p text:style-name="Normal">DavidDGTNT's Guacamole -<text:s/><text:a xlink:href="https://daviddgtntshouse.tk:8092/guacamole" office:target-frame-name="_top" xlink:show="replace"><text:span text:style-name="Hyperlink">https://daviddgtntshouse.tk:8092/guacamole</text:span></text:a></text:p>
      <text:p text:style-name="Normal">DavidDGTNT's Git Server -<text:s/><text:a xlink:href="https://daviddgtntshouse.tk/cgit" office:target-frame-name="_top" xlink:show="replace"><text:span text:style-name="Hyperlink">https://daviddgtntshouse.tk/cgit</text:span></text:a></text:p>
      <text:p text:style-name="Normal">DavidDGTNT's Code-Server proxy -<text:s/><text:a xlink:href="https://daviddgtntvm-dugo3number2.cdr.io" office:target-frame-name="_top" xlink:show="replace"><text:span text:style-name="Hyperlink">https://daviddgtntvm-dugo3number2.cdr.io</text:span></text:a><text:s/></text:p>
      <text:p text:style-name="Normal">To modify anything on any of these websites, you require a login. If you absolutely require it, you can ask David at his email, which is david@dgtntstudios.tk.</text:p>
      <text:p text:style-name="Normal">The source code for all of these programs is freely available. Apache Guacamole Server -<text:s/><text:a xlink:href="https://github.com/apache/guacamole-server" office:target-frame-name="_top" xlink:show="replace"><text:span text:style-name="Hyperlink">https://github.com/apache/guacamole-server</text:span></text:a></text:p>
      <text:p text:style-name="Normal">Apache Guacamole Client -<text:s/><text:a xlink:href="https://github.com/apache/guacamole-client" office:target-frame-name="_top" xlink:show="replace"><text:span text:style-name="Hyperlink">https://github.com/apache/guacamole-client</text:span></text:a></text:p>
      <text:p text:style-name="Normal">CGit -<text:s/><text:a xlink:href="https://git.zx2c4.com/cgit" office:target-frame-name="_top" xlink:show="replace"><text:span text:style-name="Hyperlink">https://git.zx2c4.com/cgit</text:span></text:a></text:p>
      <text:p text:style-name="Normal">code-server - https://github.com/cdr/code-server</text:p>
      <text:p text:style-name="Normal">The server these are hosted on runs Ubuntu 20.04 and is a VM running under Proxmox Virtual Environment, based on Debian 11 Bullseye.</text:p>
      <text:p text:style-name="Normal">All of these programs are web-based, which means they can all be accessed over the internet and accessed through Google Chrome or another web browser.</text:p>
      <text:p text:style-name="Normal">All other software involved is running on my server through either Guacamole or code-server and most is free and open source. Anything that runs on my server cannot and will not affect any network other than my ow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ent</meta:initial-creator>
    <dc:creator>student</dc:creator>
    <meta:creation-date>2021-11-17T19:11:00Z</meta:creation-date>
    <dc:date>2021-11-17T19:24:00Z</dc:date>
    <meta:template xlink:href="Normal.dotm" xlink:type="simple"/>
    <meta:editing-cycles>1</meta:editing-cycles>
    <meta:editing-duration>PT780S</meta:editing-duration>
    <meta:document-statistic meta:page-count="1" meta:paragraph-count="3" meta:word-count="227" meta:character-count="1519" meta:row-count="10" meta:non-whitespace-character-count="1295"/>
  </office:meta>
</office:document-meta>
</file>